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list-style-name="L1">
      <style:paragraph-properties fo:text-align="justify" style:justify-single-word="false"/>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dividual Contributor License Agreement</text:p>
      <text:p text:style-name="P2">("Agreement"), v1.0</text:p>
      <text:p text:style-name="P1"><text:s/></text:p>
      <text:p text:style-name="P1"/>
      <text:p text:style-name="P3">In order to clarify the intellectual property license granted with Contributions from any person or entity, WebAppBooster.org must have a Contributor License Agreement ("CLA") on file that has been signed by each Contributor, indicating agreement to the license terms below. <text:s/>This license is for your protection as a Contributor as well as the protection of WebAppBooster.org; it does not change your rights to use your own Contributions for any other purpose. WebAppBooster.org's CLA is based on the <text:a xlink:type="simple" xlink:href="http://www.apache.org/licenses/icla.txt">Apache's CLA</text:a>. If you have not already done so, please complete and send an original signed Agreement to:</text:p>
      <text:p text:style-name="P1"><text:s/></text:p>
      <text:p text:style-name="P1"><text:tab/>Arno Puder</text:p>
      <text:p text:style-name="P1"><text:tab/>San Francisco State University</text:p>
      <text:p text:style-name="P1"><text:tab/>1600 Holloway Avenue</text:p>
      <text:p text:style-name="P1"><text:tab/>San Francisco, CA <text:s/>94132</text:p>
      <text:p text:style-name="P1"><text:tab/>U.S.A.</text:p>
      <text:p text:style-name="P1"><text:tab/>Fax: +1-415-338-6826</text:p>
      <text:p text:style-name="P1"><text:s/></text:p>
      <text:p text:style-name="P1">Scanned agreements may also be emailed in PDF form to mobile@puder.org.</text:p>
      <text:p text:style-name="P1"><text:s/></text:p>
      <text:p text:style-name="P1">Please read this document carefully before signing and keep a copy for your records.</text:p>
      <text:p text:style-name="P1"><text:s/></text:p>
      <text:p text:style-name="P1"><text:s/></text:p>
      <text:p text:style-name="P1"><text:s text:c="3"/>Full name: ____________________________ <text:s/>E-Mail: ______________________</text:p>
      <text:p text:style-name="P1"><text:s text:c="3"/></text:p>
      <text:p text:style-name="P1"><text:s text:c="4"/></text:p>
      <text:p text:style-name="P1"><text:s text:c="3"/></text:p>
      <text:p text:style-name="P1"><text:s text:c="3"/>Mailing Address: _______________________ <text:s/>Telephone: ___________________</text:p>
      <text:p text:style-name="P1"><text:s text:c="3"/></text:p>
      <text:p text:style-name="P1"><text:s text:c="4"/></text:p>
      <text:p text:style-name="P1"><text:s text:c="3"/></text:p>
      <text:p text:style-name="P1"><text:s text:c="3"/>_______________________________________ <text:s/>Facsimile: ___________________</text:p>
      <text:p text:style-name="P1"><text:s text:c="3"/></text:p>
      <text:p text:style-name="P1"><text:s text:c="4"/></text:p>
      <text:p text:style-name="P1"><text:s text:c="3"/></text:p>
      <text:p text:style-name="P1"><text:s text:c="3"/>_______________________________________ <text:s/>Country: <text:s text:c="2"/>___________________</text:p>
      <text:p text:style-name="P1"><text:s text:c="3"/></text:p>
      <text:p text:style-name="P1"><text:s text:c="3"/></text:p>
      <text:p text:style-name="P1"><text:s/></text:p>
      <text:p text:style-name="P3">You accept and agree to the following terms and conditions for Your present and future Contributions submitted to WebAppBooster.org. <text:s/>Except for the license granted herein to WebAppBooster.org and recipients of software distributed by WebAppBooster.org, You reserve all right, title, and interest in and to Your Contributions.</text:p>
      <text:p text:style-name="P1"><text:s/></text:p>
      <text:p text:style-name="P1"><text:s/></text:p>
      <text:list xml:id="list1755095064324782776" text:style-name="L1">
        <text:list-item>
          <text:p text:style-name="P4">Definitions. <text:s/>"You" (or "Your") shall mean the copyright owner or legal entity authorized by the copyright owner that is making this Agreement with WebAppBooster.org. <text:s/>For <text:soft-page-break/>legal entities, the entity making a Contribution and all other entities that control, are controlled by, or are under common control with that entity are considered to be a single Contributor. <text:s/>For the purposes of this definition, "control" means (i) the power, direct or indirect, to cause the direction or management of such entity, whether by contract or otherwise, or (ii) ownership of fifty percent (50%) or more of the outstanding shares, or (iii) beneficial ownership of such entity. <text:s/>"Contribution" shall mean any original work of authorship, including any modifications or additions to an existing work, that is intentionally submitted by You to WebAppBooster.org for inclusion in, or documentation of, any of the products owned or managed by WebAppBooster.org (the "Work"). <text:s/>For the purposes of this definition, "submitted" means any form of electronic, verbal, or written communication sent to WebAppBooster.org or its representatives, including but not limited to communication on electronic mailing lists, source code control systems, and issue tracking systems that are managed by, or on behalf of, WebAppBooster.org for the purpose of discussing and improving the Work, but excluding communication that is conspicuously marked or otherwise designated in writing by You as "Not a Contribution."</text:p>
          <text:p text:style-name="P4"/>
        </text:list-item>
        <text:list-item>
          <text:p text:style-name="P4">Grant of Copyright License. <text:s/>Subject to the terms and conditions of this Agreement, You hereby grant to WebAppBooster.org and to recipients of software distributed by WebAppBooster.org a perpetual, worldwide, non-exclusive, no-charge, royalty-free, irrevocable copyright license to reproduce, prepare derivative works of, publicly display, publicly perform, sublicense, and distribute Your Contributions and such derivative works.</text:p>
          <text:p text:style-name="P4"/>
        </text:list-item>
        <text:list-item>
          <text:p text:style-name="P4">Grant of Patent License. <text:s/>Subject to the terms and conditions of this Agreement, You hereby grant to WebAppBooster.org and to recipients of software distributed by WebAppBooster.org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as submitted. <text:s/>You furthermore agree to notify WebAppBooster.org of any patents that you know or come to know are likely infringed by the Contribution and/or are not licensable by You. <text:s/>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P4"/>
        </text:list-item>
        <text:list-item>
          <text:p text:style-name="P4">You represent that you are legally entitled to grant the above license. <text:s/>If your employer(s) has rights to intellectual property that you create that includes your Contributions, you represent that you have received permission to make Contributions on behalf of that employer, that your employer has waived such rights for your Contributions to WebAppBooster.org, or that your employer has executed a separate Corporate CLA with WebAppBooster.org.</text:p>
          <text:p text:style-name="P4"/>
        </text:list-item>
        <text:list-item>
          <text:p text:style-name="P4">You represent that each of Your Contributions is Your original creation (see section 7 for submissions on behalf of others). <text:s/>You represent that Your Contribution submissions <text:soft-page-break/>include complete details of any third-party license or other restriction (including, but not limited to, related patents and trademarks) of which you are personally aware and which are associated with any part of Your Contributions.</text:p>
          <text:p text:style-name="P4"/>
        </text:list-item>
        <text:list-item>
          <text:p text:style-name="P4">You are not expected to provide support for Your Contributions, except to the extent You desire to provide support. <text:s/>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 INFRINGEMENT, MERCHANTABILITY, or FITNESS FOR A PARTICULAR PURPOSE.</text:p>
          <text:p text:style-name="P4"/>
        </text:list-item>
        <text:list-item>
          <text:p text:style-name="P4">Should You wish to submit work that is not Your original creation, You may submit it to WebAppBooster.org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p text:style-name="P4"/>
        </text:list-item>
        <text:list-item>
          <text:p text:style-name="P4">You agree to notify WebAppBooster.org of any facts or circumstances of which you become aware that would make these representations inaccurate in any respect.</text:p>
        </text:list-item>
      </text:list>
      <text:p text:style-name="P1"/>
      <text:p text:style-name="P1"><text:s/></text:p>
      <text:p text:style-name="P1"/>
      <text:p text:style-name="P1">Please sign: __________________________________ Date: 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o Puder</meta:initial-creator>
    <meta:creation-date>2013-10-24T14:20:05</meta:creation-date>
    <dc:date>2013-10-24T14:36:38</dc:date>
    <dc:creator>Arno Puder</dc:creator>
    <meta:editing-duration>PT16M37S</meta:editing-duration>
    <meta:editing-cycles>4</meta:editing-cycles>
    <meta:generator>OpenOffice/4.0.1$Unix OpenOffice.org_project/401m5$Build-9714</meta:generator>
    <meta:document-statistic meta:table-count="0" meta:image-count="0" meta:object-count="0" meta:page-count="3" meta:paragraph-count="46" meta:word-count="974" meta:character-count="6772"/>
  </office:meta>
</office:document-meta>
</file>